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620" officeooo:paragraph-rsid="0011f620"/>
    </style:style>
    <style:style style:name="P2" style:family="paragraph" style:parent-style-name="Standard">
      <style:text-properties officeooo:rsid="0011f620" officeooo:paragraph-rsid="0011f620"/>
    </style:style>
    <style:style style:name="P3" style:family="paragraph" style:parent-style-name="Standard">
      <style:text-properties officeooo:rsid="0011f620" officeooo:paragraph-rsid="0019116c"/>
    </style:style>
    <style:style style:name="P4" style:family="paragraph" style:parent-style-name="Standard">
      <style:text-properties officeooo:rsid="0015871d" officeooo:paragraph-rsid="0015871d"/>
    </style:style>
    <style:style style:name="P5" style:family="paragraph" style:parent-style-name="Standard">
      <style:text-properties officeooo:rsid="0015871d" officeooo:paragraph-rsid="001adcd0"/>
    </style:style>
    <style:style style:name="P6" style:family="paragraph" style:parent-style-name="Standard">
      <style:text-properties officeooo:rsid="00170a8b" officeooo:paragraph-rsid="00170a8b"/>
    </style:style>
    <style:style style:name="T1" style:family="text">
      <style:text-properties officeooo:rsid="00170a8b"/>
    </style:style>
    <style:style style:name="T2" style:family="text">
      <style:text-properties officeooo:rsid="0017e66e"/>
    </style:style>
    <style:style style:name="T3" style:family="text">
      <style:text-properties officeooo:rsid="0019116c"/>
    </style:style>
    <style:style style:name="T4" style:family="text">
      <style:text-properties officeooo:rsid="001adcd0"/>
    </style:style>
    <style:style style:name="T5" style:family="text">
      <style:text-properties style:text-position="super 58%" officeooo:rsid="001adcd0"/>
    </style:style>
    <style:style style:name="T6" style:family="text">
      <style:text-properties style:text-position="0% 100%" officeooo:rsid="001adc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)</text:p>
      <text:p text:style-name="P5"><text:tab/><text:span text:style-name="T4">a) <text:tab/>total time = 12ns </text:span></text:p>
      <text:p text:style-name="P5"><text:span text:style-name="T4"><text:tab/><text:tab/>Instructions per second = <text:s/>1/(12ns) = 83.3 x10</text:span><text:span text:style-name="T5">6</text:span><text:span text:style-name="T6"> instructions/second</text:span></text:p>
      <text:p text:style-name="P5"><text:span text:style-name="T6"><text:tab/>b)<text:tab/>longest time = 6ns </text:span></text:p>
      <text:p text:style-name="P5"><text:span text:style-name="T6"><text:tab/><text:tab/>Instructions per second = 1/(6ns) = 166.6 x10</text:span><text:span text:style-name="T5">6</text:span><text:span text:style-name="T6"> instructions/second</text:span></text:p>
      <text:p text:style-name="P4"/>
      <text:p text:style-name="P4">2)</text:p>
      <text:p text:style-name="P4"><text:tab/>a) <text:tab/>Can run many different virtual machines on one powerful server. Also reproducing and <text:tab/><text:tab/><text:tab/>moving virtual machines is very easy for expanding or replacing failed servers.</text:p>
      <text:p text:style-name="P4"><text:tab/>b)<text:tab/>A programmer can test code on many different operating systems easily and can test <text:s/><text:tab/><text:tab/><text:tab/>installs from scratch <text:span text:style-name="T1">easily on a VM</text:span>.</text:p>
      <text:p text:style-name="P4"><text:tab/>c)<text:tab/>A regular user can use many different operating systems without having to have many <text:tab/><text:tab/><text:tab/>different computers or partitioning their hard drive multiple times.</text:p>
      <text:p text:style-name="P4"><text:tab/>d)<text:tab/>Similar to Company uses. <text:span text:style-name="T1">Makes managing systems a lot easier when they can be on one <text:tab/><text:tab/>physical machine instead of many.</text:span></text:p>
      <text:p text:style-name="P4"/>
      <text:p text:style-name="P6">3)</text:p>
      <text:p text:style-name="P6"><text:tab/>a)<text:tab/>Interrupts are triggered by hardware which interrupts the CPU’s </text:p>
      <text:p text:style-name="P6"><text:tab/><text:tab/>execution in user mode and switches to kernel mode to run the interrupt handler.</text:p>
      <text:p text:style-name="P6"><text:tab/>b)<text:tab/>Traps are software interrupts that are intentional which interrupts the CPU’s </text:p>
      <text:p text:style-name="P6"><text:tab/><text:tab/>execution in user mode and switches to kernel mode to run the interrupt handler.</text:p>
      <text:p text:style-name="P6"><text:tab/>c)<text:tab/>The difference between traps and interrupts are that interrupts are triggered by external <text:tab/><text:tab/><text:tab/>events and delivered to the CPU where traps are triggered internally from the result of <text:tab/><text:tab/><text:tab/>execution of a machine instruction. Interrupts are asynchronous, traps are synchronous.</text:p>
      <text:p text:style-name="P6"><text:tab/>d)<text:tab/>These are handled in kernel mode <text:span text:style-name="T2">because it allows the CPU to have full access to all <text:tab/><text:tab/><text:tab/>hardware, this allows us to be able to communicate with whatever caused the interrupt <text:tab/><text:tab/><text:tab/>easily and safely.</text:span></text:p>
      <text:p text:style-name="P1">4)</text:p>
      <text:p text:style-name="P1"><text:tab/><text:span text:style-name="T3">a)<text:tab/></text:span></text:p>
      <text:p text:style-name="P1"><text:tab/></text:p>
      <text:p text:style-name="P1">Program:</text:p>
      <text:p text:style-name="P1"/>
      <text:p text:style-name="P1">4853 romeo-and-juliet.txt</text:p>
      <text:p text:style-name="P1"/>
      <text:p text:style-name="P1">real<text:tab/>0m0.089s</text:p>
      <text:p text:style-name="P1">user<text:tab/>0m0.024s</text:p>
      <text:p text:style-name="P1">sys<text:tab/>0m0.065s</text:p>
      <text:p text:style-name="P1"/>
      <text:p text:style-name="P1">WC:</text:p>
      <text:p text:style-name="P1"/>
      <text:p text:style-name="P1">4853 romeo-and-juliet.txt</text:p>
      <text:p text:style-name="P1"/>
      <text:p text:style-name="P1">real<text:tab/>0m0.00<text:span text:style-name="T3">2</text:span>s</text:p>
      <text:p text:style-name="P1">user<text:tab/>0m0.00<text:span text:style-name="T3">1</text:span>s</text:p>
      <text:p text:style-name="P1">sys<text:tab/>0m0.00<text:span text:style-name="T3">1</text:span>s</text:p>
      <text:p text:style-name="P1"/>
      <text:p text:style-name="P3"><text:tab/><text:span text:style-name="T3">b)<text:tab/>The countlines program spent 0.065s in the kernel mode and 0.024s in user mode. The <text:tab/><text:tab/><text:tab/>WC program spent 0.001s in the kernel mode and 0.001s in user mode. </text:span></text:p>
      <text:p text:style-name="P4"><text:span text:style-name="T3"><text:tab/>c)<text:tab/>The countlines program reads each char of the file individually, this is very slow because</text:span></text:p>
      <text:p text:style-name="P4"><text:soft-page-break/><text:tab/><text:tab/><text:span text:style-name="T3">it requires many “read()” operations which are slow.</text:span></text:p>
      <text:p text:style-name="P4">5)</text:p>
      <text:p text:style-name="P4"/>
      <text:p text:style-name="P4">myWc:</text:p>
      <text:p text:style-name="P4"/>
      <text:p text:style-name="P4">4853 romeo-and-juliet.txt</text:p>
      <text:p text:style-name="P4"/>
      <text:p text:style-name="P4">real<text:tab/>0m0.003s</text:p>
      <text:p text:style-name="P4">user<text:tab/>0m0.003s</text:p>
      <text:p text:style-name="P4">sys<text:tab/>0m0.000s</text:p>
      <text:p text:style-name="P4"/>
      <text:p text:style-name="P4"><text:tab/>The timing of my C++ program is much faster than the countlines C++ program and is much more similar to the “wc -l” times. I achieved this by reading a large buffer of bytes from the file at one time instead of one byte at a time like the countlines pr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3:58:40.542632993</meta:creation-date>
    <dc:date>2019-01-24T13:42:27.376219421</dc:date>
    <meta:editing-duration>PT18H31M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384" meta:character-count="2341" meta:non-whitespace-character-count="1935"/>
  </office:meta>
</office:document-meta>
</file>